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 style:list-style-name="">
      <style:paragraph-properties fo:margin-top="0in" fo:margin-bottom="0.2083in" fo:text-align="start" style:justify-single-word="false" style:text-autospace="none"/>
    </style:style>
    <style:style style:name="P3" style:family="paragraph" style:parent-style-name="Standard" style:list-style-name="">
      <style:paragraph-properties fo:margin-top="0in" fo:margin-bottom="0.222in" fo:text-align="start" style:justify-single-word="false" style:text-autospace="none"/>
      <style:text-properties fo:color="#636363" style:font-name="Helvetica" fo:font-size="18pt" fo:text-shadow="none" fo:font-weight="bold" style:font-name-asian="Helvetica" style:font-size-asian="18pt" style:font-weight-asian="bold" style:font-name-complex="Helvetica" style:font-size-complex="18pt" style:font-weight-complex="bold"/>
    </style:style>
    <style:style style:name="P4" style:family="paragraph" style:parent-style-name="Standard">
      <style:paragraph-properties fo:margin-left="0.5in" fo:margin-right="0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757575" style:font-name="Helvetica" fo:font-size="18pt" fo:text-shadow="none" fo:font-weight="normal" style:font-name-asian="Helvetica" style:font-size-asian="18pt" style:font-weight-asian="normal" style:font-name-complex="Helvetica" style:font-size-complex="18pt" style:font-weight-complex="normal"/>
    </style:style>
    <style:style style:name="P5" style:family="paragraph" style:parent-style-name="Standard" style:list-style-name="">
      <style:paragraph-properties fo:margin-top="0in" fo:margin-bottom="0.1665in" style:line-height-at-least="0.2638in" fo:text-align="start" style:justify-single-word="false" style:text-autospace="none"/>
      <style:text-properties fo:color="#636363" style:font-name="Helvetica" fo:font-size="18pt" fo:text-shadow="none" fo:font-weight="bold" style:font-name-asian="Helvetica" style:font-size-asian="18pt" style:font-weight-asian="bold" style:font-name-complex="Helvetica" style:font-size-complex="18pt" style:font-weight-complex="bold"/>
    </style:style>
    <style:style style:name="T1" style:family="text">
      <style:text-properties fo:color="#757575" style:font-name="Helvetica" fo:font-size="14pt" fo:text-shadow="none" fo:font-weight="normal" style:font-name-asian="Helvetica" style:font-size-asian="14pt" style:font-weight-asian="normal" style:font-name-complex="Helvetica" style:font-size-complex="14pt" style:font-weight-complex="normal"/>
    </style:style>
    <style:style style:name="T2" style:family="text">
      <style:text-properties fo:color="#757575" style:font-name="Helvetica" fo:font-size="14pt" fo:text-shadow="none" fo:font-weight="bold" style:font-name-asian="Helvetica" style:font-size-asian="14pt" style:font-weight-asian="bold" style:font-name-complex="Helvetica" style:font-size-complex="14pt" style:font-weight-complex="bold"/>
    </style:style>
    <style:style style:name="T3" style:family="text">
      <style:text-properties fo:color="#757575" style:font-name="Helvetica" fo:font-size="16pt" fo:text-shadow="none" fo:font-weight="normal" style:font-name-asian="Helvetica" style:font-size-asian="16pt" style:font-weight-asian="normal" style:font-name-complex="Helvetica" style:font-size-complex="16pt" style:font-weight-complex="normal"/>
    </style:style>
    <style:style style:name="T4" style:family="text">
      <style:text-properties fo:color="#555555" style:font-name="Helvetica" fo:font-size="12pt" fo:text-shadow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T5" style:family="text">
      <style:text-properties fo:color="#555555" style:font-name="Helvetica" fo:text-shadow="none" fo:font-weight="normal" style:font-name-asian="Helvetica" style:font-weight-asian="normal" style:font-name-complex="Helvetica" style:font-weight-complex="normal"/>
    </style:style>
    <style:style style:name="T6" style:family="text">
      <style:text-properties style:font-name="Helvetica"/>
    </style:style>
    <style:style style:name="T7" style:family="text">
      <style:text-properties style:font-name-asian="Helvetica"/>
    </style:style>
    <style:style style:name="T8" style:family="text">
      <style:text-properties style:font-name-complex="Helvetica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444444"/>
    </style:style>
    <style:style style:name="T11" style:family="text">
      <style:text-properties fo:color="#444444" style:font-name="Helvetica" fo:font-size="26pt" fo:text-shadow="1pt 1pt" fo:font-weight="bold" style:font-name-asian="Helvetica" style:font-size-asian="26pt" style:font-weight-asian="bold" style:font-name-complex="Helvetica" style:font-size-complex="26pt" style:font-weight-complex="bold"/>
    </style:style>
    <style:style style:name="T12" style:family="text">
      <style:text-properties fo:font-size="26pt"/>
    </style:style>
    <style:style style:name="T13" style:family="text">
      <style:text-properties fo:text-shadow="1pt 1pt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size-asian="26pt"/>
    </style:style>
    <style:style style:name="T17" style:family="text">
      <style:text-properties style:font-weight-asian="bold"/>
    </style:style>
    <style:style style:name="T18" style:family="text">
      <style:text-properties style:font-size-complex="26pt"/>
    </style:style>
    <style:style style:name="T19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Toffee and Coffee Bean Cookies</text:span></text:p>
      <text:p text:style-name="P2"><text:span text:style-name="T1">M</text:span><text:span text:style-name="T3">akes: 4 dozen</text:span><text:span text:style-name="T1"><text:tab/><text:tab/></text:span></text:p>
      <text:p text:style-name="P3">Ingredients</text:p>
      <text:p text:style-name="P4"><text:tab/><text:tab/>½ <text:s text:c="5"/>c. butter, softened</text:p>
      <text:p text:style-name="P4"><text:tab/><text:tab/>½ <text:s text:c="5"/>c. shortening</text:p>
      <text:p text:style-name="P4"><text:tab/><text:tab/>¾ <text:s text:c="5"/>c. sugar</text:p>
      <text:p text:style-name="P4"><text:tab/><text:tab/>¾ <text:s text:c="5"/>c. packed light brown sugar</text:p>
      <text:p text:style-name="P4"><text:tab/><text:tab/>2 <text:s text:c="6"/>eggs</text:p>
      <text:p text:style-name="P4"><text:tab/><text:tab/>1 <text:s text:c="6"/>t. vanilla</text:p>
      <text:p text:style-name="P4"><text:tab/><text:tab/>2 ¼ <text:s text:c="2"/>c. flour</text:p>
      <text:p text:style-name="P4"><text:tab/><text:tab/>1 <text:s text:c="6"/>t. baking soda</text:p>
      <text:p text:style-name="P4"><text:tab/><text:tab/>1 <text:s text:c="6"/>t, salt</text:p>
      <text:p text:style-name="P4"><text:tab/><text:tab/>½ <text:s text:c="5"/>t. cinnamon</text:p>
      <text:p text:style-name="P4"><text:tab/><text:tab/>1 <text:s text:c="6"/>c. chopped toasted almonds</text:p>
      <text:p text:style-name="P4"><text:tab/><text:tab/>6 <text:s text:c="6"/>oz. of chocolate-covered coffee beans</text:p>
      <text:p text:style-name="P4"><text:tab/><text:tab/>6 <text:s text:c="6"/>oz.) toffee chips</text:p>
      <text:p text:style-name="P4"><text:s text:c="16"/></text:p>
      <text:p text:style-name="P5">Directions</text:p>
      <text:p text:style-name="P1"><text:span text:style-name="T5"><text:tab/><text:tab/>B</text:span>eat butter and shortening at medium speed in an </text:p>
      <text:p text:style-name="P1"><text:s text:c="16"/>electric mixer until creamy.</text:p>
      <text:p text:style-name="P1"><text:tab/><text:tab/>Gradually add sugars, beating well.</text:p>
      <text:p text:style-name="P1"><text:tab/><text:tab/>Add eggs and vanilla. beat well.</text:p>
      <text:p text:style-name="P1"><text:tab/><text:tab/>Combine the flour, baking soda, salt, and the cinnamon.</text:p>
      <text:p text:style-name="P1"><text:tab/><text:tab/>Add to butter mixture. beating well.</text:p>
      <text:p text:style-name="P1"><text:tab/><text:tab/>Stir in the almonds, coffee beans and the candy.</text:p>
      <text:p text:style-name="P1"><text:tab/><text:tab/>Cover and chill dough.</text:p>
      <text:p text:style-name="P1"><text:tab/><text:tab/>Drop dough by heaping teaspoonfuls onto an ungreased</text:p>
      <text:p text:style-name="P1"><text:s text:c="16"/>baking sheet.</text:p>
      <text:p text:style-name="P1"><text:tab/><text:tab/>Bake at 350' F for 10 to 11 minutes or until golden.</text:p>
      <text:p text:style-name="P1"><text:tab/><text:tab/>Cool on baking sheet for 1 minute.</text:p>
      <text:p text:style-name="P1"><text:tab/><text:tab/>Remove to a wire rack and cool completely.</text:p>
      <text:p text:style-name="P1"><text:soft-page-break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09T19:50:10</meta:creation-date>
    <meta:document-statistic meta:table-count="0" meta:image-count="0" meta:object-count="0" meta:page-count="2" meta:paragraph-count="32" meta:word-count="149" meta:character-count="961"/>
    <dc:date>2011-08-09T20:08:23</dc:date>
    <dc:creator>Robert Houk</dc:creator>
    <meta:editing-duration>PT00H02M23S</meta:editing-duration>
    <meta:editing-cycles>1</meta:editing-cycles>
    <meta:generator>OpenOffice.org/3.2$Unix OpenOffice.org_project/320m18$Build-9502</meta:generator>
  </office:meta>
</office:document-meta>
</file>